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3" style:family="paragraph" style:parent-style-name="Standard"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4pt" style:font-size-asian="24pt" style:font-size-complex="24pt"/>
    </style:style>
    <style:style style:name="P5" style:family="paragraph" style:parent-style-name="Standard">
      <style:paragraph-properties fo:margin-left="0.2398in" fo:margin-right="0in" fo:text-indent="0in" style:auto-text-indent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.2291in" fo:margin-right="0in" fo:text-indent="0in" style:auto-text-indent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margin-left="0.2189in" fo:margin-right="0in" fo:text-indent="0in" style:auto-text-indent="false"/>
      <style:text-properties style:font-name="Verdan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style:text-underline-style="none" style:font-size-asian="10pt" style:font-size-complex="10pt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weight-asian="normal"/>
    </style:style>
    <style:style style:name="T12" style:family="text">
      <style:text-properties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neKing Lite</text:p>
      <text:p text:style-name="P1"/>
      <text:p text:style-name="P1"/>
      <text:p text:style-name="P3">The experience</text:p>
      <text:p text:style-name="P1"/>
      <text:p text:style-name="P7">VineKing Lite will take the player from the Main Menu through the Intro Story and through level 4.1 as normal. When entering the BOSS 1 level, the player is presented with the BOSS 1 intro and then the game fades out and into the LITE WIN SEQUENCE. </text:p>
      <text:p text:style-name="P1"/>
      <text:p text:style-name="P1"><text:tab/><text:span text:style-name="T1">NOTE</text:span>: The player will not be able to actually play Boss 1. This is a modified “teaser” <text:tab/>version of the level to entice the player to buy the game!</text:p>
      <text:p text:style-name="P1"/>
      <text:p text:style-name="P3">New Functionality</text:p>
      <text:p text:style-name="P3"/>
      <text:p text:style-name="P8">Rich we need some more 1's and 0's!</text:p>
      <text:p text:style-name="P8"/>
      <text:p text:style-name="P3"><text:tab/><text:span text:style-name="T7">Buy VineKing Full</text:span></text:p>
      <text:p text:style-name="P1"><text:tab/>A link will appear on the Main Menu and in the RPG screen that the player can tap that <text:tab/>takes them directly to the app store to buy the full version of VineKing.</text:p>
      <text:p text:style-name="P3"/>
      <text:p text:style-name="P3">Full Levels Required</text:p>
      <text:p text:style-name="P1"/>
      <text:p text:style-name="P5">The following levels will remain unchanged for VineKing Lite.</text:p>
      <text:p text:style-name="P1"/>
      <text:p text:style-name="P1"><text:tab/>1.1</text:p>
      <text:p text:style-name="P1"><text:tab/>2.1</text:p>
      <text:p text:style-name="P1"><text:tab/>3.1</text:p>
      <text:p text:style-name="P1"><text:tab/>3.2</text:p>
      <text:p text:style-name="P1"><text:tab/>4.1</text:p>
      <text:p text:style-name="P1"><text:tab/>4.2</text:p>
      <text:p text:style-name="P1"/>
      <text:p text:style-name="P3">Levels to Change</text:p>
      <text:p text:style-name="P1"/>
      <text:p text:style-name="P5">The following levels will need to be recreated as a “LITE VERSION” and will have unique behavior in VineKing Lite.</text:p>
      <text:p text:style-name="P1"/>
      <text:p text:style-name="P1"><text:tab/><text:span text:style-name="T2">Main Menu – LITE VERSION</text:span></text:p>
      <text:p text:style-name="P1"><text:tab/><text:span text:style-name="T13">The Main Menu will work as normal but will contain the “</text:span><text:span text:style-name="T14">Buy VineKing Full” button</text:span><text:span text:style-name="T13">.</text:span></text:p>
      <text:p text:style-name="P2"/>
      <text:p text:style-name="P1"><text:span text:style-name="T13"><text:tab/></text:span><text:span text:style-name="T2">Map – LITE VERSION</text:span></text:p>
      <text:p text:style-name="P1"><text:tab/>The map will work as normal but only unlocks up to BOSS 1. The RPG screen and all its <text:tab/>assets are removed and replaced with the RPG – LITE VERSION.</text:p>
      <text:p text:style-name="P1"/>
      <text:p text:style-name="P1"><text:tab/><text:span text:style-name="T2">RPG – LITE VERSION</text:span></text:p>
      <text:p text:style-name="P1"><text:tab/>This is a static page that replaces the RPG screen and details what the player is missing out <text:tab/>on! The <text:span text:style-name="T13">“</text:span><text:span text:style-name="T14">Buy VineKing Full” button is on this screen as well.</text:span></text:p>
      <text:p text:style-name="P1"/>
      <text:p text:style-name="P1"><text:tab/><text:span text:style-name="T2">Boss 1 – LITE VERSION</text:span></text:p>
      <text:p text:style-name="P1"><text:tab/>This level automatically ends after the player presses NEXT on the Boss Intro. <text:s/>The game <text:tab/>fades to black and we show the LITE WIN SEQUENCE.</text:p>
      <text:p text:style-name="P1"/>
      <text:p text:style-name="P3">New Assets Required</text:p>
      <text:p text:style-name="P1"><text:soft-page-break/></text:p>
      <text:p text:style-name="P6">Chris bust out the crayons!</text:p>
      <text:p text:style-name="P1"/>
      <text:p text:style-name="P1"><text:span text:style-name="T13"><text:tab/></text:span><text:span text:style-name="T2">RPG – LITE VERSION</text:span></text:p>
      <text:p text:style-name="P1"><text:tab/>This is a simple one page static image. It will be similar to the screen shot that we are <text:tab/>using in the app store for the RPG. It will have a double band and unique text. This screen <text:tab/>will also appear in <text:span text:style-name="T14">LITE WIN SEQUENCE</text:span>.</text:p>
      <text:p text:style-name="P1"/>
      <text:p text:style-name="P1"><text:tab/><text:span text:style-name="T2">LITE WIN SEQUENCE</text:span></text:p>
      <text:p text:style-name="P1"><text:tab/>This is a series of static pages that the player clicks through. It will be a combination of the <text:tab/>screen shots we use for the app. store with some new text. </text:p>
      <text:p text:style-name="P1"><text:tab/></text:p>
      <text:p text:style-name="P1"><text:tab/><text:span text:style-name="T2">BUY VINEKING FULL</text:span></text:p>
      <text:p text:style-name="P2"><text:tab/>This is the button that will link the player directly to the app store to buy the full version <text:tab/>of VineKing. This will appear on the main menu and in the RPG screen. It should be very <text:tab/>obvious this is a “BUY” button. This should not look like an interface button. This button <text:tab/>should look HOT!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21:00:44.90</meta:creation-date>
    <dc:date>2011-06-03T11:18:17.48</dc:date>
    <meta:editing-duration>PT01H11M4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36" meta:word-count="440" meta:character-count="2281"/>
  </office:meta>
</office:document-meta>
</file>